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2.50472222222222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3.10444444444444cm" style:use-optimal-column-width="true"/>
    </style:style>
    <style:style style:name="co9" style:family="table-column">
      <style:table-column-properties fo:break-before="auto" style:column-width="1.83444444444444cm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4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06T00:00:00" table:style-name="ce4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06T00:00:00" table:style-name="ce4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1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24T00:00:00" table:style-name="ce4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24T00:00:00" table:style-name="ce4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2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29T00:00:00" table:style-name="ce4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29T00:00:00" table:style-name="ce4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3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04T00:00:00" table:style-name="ce6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14T00:00:00" table:style-name="ce6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10-14T00:00:00" table:style-name="ce7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5">
            <text:p>重複解消（日付不明）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3-26T00:00:00" table:style-name="ce4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3-26T00:00:00" table:style-name="ce4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4-04T00:00:00" table:style-name="ce4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4-04T00:00:00" table:style-name="ce4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1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4-12T00:00:00" table:style-name="ce4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4-12T00:00:00" table:style-name="ce4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2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5-11-10T00:00:00" table:style-name="ce4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3">
            <text:p>岡崎史明 勝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5-11-10T00:00:00" table:style-name="ce4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5">
            <text:p>高島弘光 勝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10-18T00:00:00" table:style-name="ce4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5">
            <text:p>08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10-18T00:00:00" table:style-name="ce4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3">
            <text:p>06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11-19T00:00:00" table:style-name="ce4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5">
            <text:p>08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11-19T00:00:00" table:style-name="ce4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3">
            <text:p>06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12-23T00:00:00" table:style-name="ce4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5">
            <text:p>08組</text:p>
          </table:table-cell>
          <table:table-cell office:value-type="string" table:style-name="ce2">
            <text:p>決勝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12-23T00:00:00" table:style-name="ce4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3">
            <text:p>06組</text:p>
          </table:table-cell>
          <table:table-cell office:value-type="string" table:style-name="ce2">
            <text:p>決勝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13T00:00:00" table:style-name="ce4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13T00:00:00" table:style-name="ce4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27T00:00:00" table:style-name="ce4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27T00:00:00" table:style-name="ce4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1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0-25T00:00:00" table:style-name="ce4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4回戦</text:p>
          </table:table-cell>
          <table:table-cell table:style-name="ce2"/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0-25T00:00:00" table:style-name="ce4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style-name="ce2"/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14T00:00:00" table:style-name="ce4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14T00:00:00" table:style-name="ce4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27T00:00:00" table:style-name="ce4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27T00:00:00" table:style-name="ce4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2T00:00:00" table:style-name="ce4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2T00:00:00" table:style-name="ce4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3T00:00:00" table:style-name="ce4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3T00:00:00" table:style-name="ce4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21T00:00:00" table:style-name="ce4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21T00:00:00" table:style-name="ce4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1-31T00:00:00" table:style-name="ce4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1-31T00:00:00" table:style-name="ce4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7-05T00:00:00" table:style-name="ce4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7-05T00:00:00" table:style-name="ce4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04T00:00:00" table:style-name="ce4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04T00:00:00" table:style-name="ce4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18T00:00:00" table:style-name="ce4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18T00:00:00" table:style-name="ce4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0-22T00:00:00" table:style-name="ce4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0-22T00:00:00" table:style-name="ce4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13T00:00:00" table:style-name="ce4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13T00:00:00" table:style-name="ce4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9T00:00:00" table:style-name="ce4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9T00:00:00" table:style-name="ce4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2-17T00:00:00" table:style-name="ce4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2-17T00:00:00" table:style-name="ce4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1-21T00:00:00" table:style-name="ce4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1-21T00:00:00" table:style-name="ce4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1T00:00:00" table:style-name="ce4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1T00:00:00" table:style-name="ce4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5T00:00:00" table:style-name="ce4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5T00:00:00" table:style-name="ce4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27T00:00:00" table:style-name="ce4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27T00:00:00" table:style-name="ce4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3-17T00:00:00" table:style-name="ce4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2-14T00:00:00" table:style-name="ce4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3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2-14T00:00:00" table:style-name="ce4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4-11T00:00:00" table:style-name="ce4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4-11T00:00:00" table:style-name="ce4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6-19T00:00:00" table:style-name="ce4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3">
            <text:p>ランキング戦</text:p>
          </table:table-cell>
          <table:table-cell office:value-type="string" table:style-name="ce2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6-19T00:00:00" table:style-name="ce4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5">
            <text:p>3位出場者決定戦</text:p>
          </table:table-cell>
          <table:table-cell office:value-type="string" table:style-name="ce2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09T00:00:00" table:style-name="ce4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09T00:00:00" table:style-name="ce4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19T00:00:00" table:style-name="ce4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3" table:style-name="ce2"/>
          <table:table-cell table:number-columns-repeated="5" table:style-name="ce8"/>
          <table:table-cell table:number-columns-repeated="16367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19T00:00:00" table:style-name="ce4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25T00:00:00" table:style-name="ce4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25T00:00:00" table:style-name="ce4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決勝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4-02-22T00:00:00" table:style-name="ce4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4-02-22T00:00:00" table:style-name="ce4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4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3">
            <text:p>ランキング戦</text:p>
          </table:table-cell>
          <table:table-cell office:value-type="string" table:style-name="ce3">
            <text:p>準決勝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準決勝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5">
            <text:p>昇級者決定戦</text:p>
          </table:table-cell>
          <table:table-cell office:value-type="string" table:style-name="ce5">
            <text:p>01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10-25T00:00:00" table:style-name="ce4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5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10-25T00:00:00" table:style-name="ce4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準決勝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2-11-19T00:00:00" table:style-name="ce4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2-11-19T00:00:00" table:style-name="ce4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1-21T00:00:00" table:style-name="ce4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1-21T00:00:00" table:style-name="ce4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3-11T00:00:00" table:style-name="ce4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3-11T00:00:00" table:style-name="ce4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2-01-20T00:00:00" table:style-name="ce4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3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2-01-20T00:00:00" table:style-name="ce4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5">
            <text:p>13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1-20T00:00:00" table:style-name="ce4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1-20T00:00:00" table:style-name="ce4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8-30T00:00:00" table:style-name="ce4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8-30T00:00:00" table:style-name="ce4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01T00:00:00" table:style-name="ce4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01T00:00:00" table:style-name="ce4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13T00:00:00" table:style-name="ce4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13T00:00:00" table:style-name="ce4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22T00:00:00" table:style-name="ce4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22T00:00:00" table:style-name="ce4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5T00:00:00" table:style-name="ce4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5T00:00:00" table:style-name="ce4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6T00:00:00" table:style-name="ce4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6T00:00:00" table:style-name="ce4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1-10T00:00:00" table:style-name="ce4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1-10T00:00:00" table:style-name="ce4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4T00:00:00" table:style-name="ce4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4T00:00:00" table:style-name="ce4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7-08T00:00:00" table:style-name="ce4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7-08T00:00:00" table:style-name="ce4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5">
            <text:p>準々決勝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8-08T00:00:00" table:style-name="ce4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3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8-08T00:00:00" table:style-name="ce4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0-10-10T00:00:00" table:style-name="ce4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3">
            <text:p>03組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0-10-10T00:00:00" table:style-name="ce4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5">
            <text:p>02組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0-09-28T00:00:00" table:style-name="ce4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3">
            <text:p>04組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0-09-28T00:00:00" table:style-name="ce4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5">
            <text:p>03組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number-rows-repeated="1048375" table:style-name="ro1">
          <table:table-cell table:number-columns-repeated="16384"/>
        </table:table-row>
      </table:table>
      <table:database-ranges>
        <table:database-range table:target-range-address="errors.A1:errors.J60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Micheal Johnson</meta:initial-creator>
    <dc:creator>Micheal Johnson</dc:creator>
    <meta:creation-date>2020-01-27T03:42:23Z</meta:creation-date>
    <dc:date>2020-02-05T05:46:58Z</dc:date>
    <meta:user-defined meta:name="WorkbookGuid">dfd2ee33-1efe-4fa1-a778-61e8eb1776c8</meta:user-defined>
  </office:meta>
</office:document-meta>
</file>